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1208101091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6">Instalación de python-magic (urpmi python-magic)</text:p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Instalación de python-dev </text:p>
            </text:list-item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995053087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1069722796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<text:soft-page-break/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  <text:list-item>
              <text:p text:style-name="P6">Instalación del servidor de tareas Celery</text:p>
              <text:list>
                <text:list-item>
                  <text:p text:style-name="P6">cambiar la configuración de settings.py y django.wsgi</text:p>
                </text:list-item>
                <text:list-item>
                  <text:p text:style-name="P6">crear las tablas con un python manage.py syncdb</text:p>
                </text:list-item>
                <text:list-item>
                  <text:p text:style-name="P6">copiar unoporuno.conf a ~/ROOT/webapp/cidesal<text:tab/></text:p>
                </text:list-item>
              </text:list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<text:soft-page-break/>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 text:c="6"/>15) Instalar Celery server &lt;&lt;Falta configuración del servidor CELERY&gt;&gt;</text:p>
      <text:p text:style-name="Standard"/>
      <text:p text:style-name="Standard"><text:s text:c="6"/>16) Configuar celery en daemon</text:p>
      <text:p text:style-name="Standard"><text:tab/>--crear usuario celery</text:p>
      <text:p text:style-name="Standard"><text:tab/><text:tab/>sudo useradd celery </text:p>
      <text:p text:style-name="Standard"><text:tab/><text:tab/>sudo passwd celery </text:p>
      <text:p text:style-name="Standard"><text:tab/>--crear fichero de configuracion /etc/default/celeryd</text:p>
      <text:p text:style-name="Standard"><text:tab/>– bajar fichero model desde </text:p>
      <text:p text:style-name="Standard"><text:tab/><text:tab/><text:a xlink:type="simple" xlink:href="http://github.com/celery/celery/tree/master/contrib/generic-init.d/">http://github.com/celery/celery/tree/master/contrib/generic-init.d/</text:a></text:p>
      <text:p text:style-name="Standard"><text:tab/> <text:s text:c="2"/>y ponerlo en /etc/initd/celeryd</text:p>
      <text:p text:style-name="Standard"><text:tab/>--crear el directorio /var/log/celery y atribuirle los permisos con </text:p>
      <text:p text:style-name="Standard"><text:tab/><text:tab/>sudo chown celery.root /var/log/celery </text:p>
      <text:p text:style-name="Standard"><text:tab/>--crear el directorio /var/run/celery y atribuirle los permisos con</text:p>
      <text:p text:style-name="Standard"><text:tab/><text:tab/>sudo chown celery.root /var/run/celer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3-03-22T15:23:15</dc:date>
    <meta:editing-duration>P1DT7H12M39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3" meta:paragraph-count="111" meta:word-count="597" meta:character-count="5171" meta:non-whitespace-character-count="4682"/>
  </office:meta>
</office:document-meta>
</file>